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4.0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65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Info/Actualite-France/Economie/L-inflation-au-plus-bas-en-France-depuis-50-ans</text:p>
          </table:table-cell>
          <table:table-cell office:value-type="string">
            <text:p>content</text:p>
          </table:table-cell>
          <table:table-cell office:value-type="string">
            <text:p>view</text:p>
          </table:table-cell>
          <table:table-cell office:value-type="string">
            <text:p>full/222/753/(gid)/222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achrichten/Feuilleton/Kino/Uebersicht/Robert-Pattinson-spielt-Sohn-von-Rachel-Weisz</text:p>
          </table:table-cell>
          <table:table-cell office:value-type="string">
            <text:p>content</text:p>
          </table:table-cell>
          <table:table-cell office:value-type="string">
            <text:p>view</text:p>
          </table:table-cell>
          <table:table-cell office:value-type="string">
            <text:p>full/2227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ooks/2009/05/13/a-homemade-life</text:p>
          </table:table-cell>
          <table:table-cell office:value-type="string">
            <text:p>mymodule</text:p>
          </table:table-cell>
          <table:table-cell office:value-type="string">
            <text:p>read</text:p>
          </table:table-cell>
          <table:table-cell office:value-type="string">
            <text:p>date=2009-05-13&amp;id=123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rts/(*)</text:p>
          </table:table-cell>
          <table:table-cell office:value-type="string">
            <text:p>artmodule</text:p>
          </table:table-cell>
          <table:table-cell office:value-type="string">
            <text:p>content</text:p>
          </table:table-cell>
          <table:table-cell office:value-type="string">
            <text:p>$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rdening/2009/05/12/how-to-have-a-star-trek-garden</text:p>
          </table:table-cell>
          <table:table-cell office:value-type="string">
            <text:p>gardening</text:p>
          </table:table-cell>
          <table:table-cell office:value-type="string">
            <text:p>fetch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3">13/05/2009</text:date>, <text:time>11:5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9-05-13T11:43:16</meta:creation-date>
    <dc:date>2009-05-13T11:55:23</dc:date>
    <dc:language>fr-FR</dc:language>
    <meta:editing-cycles>9</meta:editing-cycles>
    <meta:editing-duration>PT12M12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